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4C6B801256E710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gr3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4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6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8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9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1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3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4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5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5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style:paragraph-properties fo:text-align="start" style:writing-mode="lr-tb"/>
      <style:text-properties fo:font-size="8pt" style:font-size-asian="8pt" style:font-size-complex="8pt"/>
    </style:style>
    <style:style style:name="P19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llura3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4C6B801256E710DB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3" draw:layer="layout" svg:width="3.048cm" svg:height="1.016cm" svg:x="0.581cm" svg:y="3.121cm">
          <text:p text:style-name="P3"><text:span text:style-name="T2">Master Dookoo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5" draw:layer="layout" svg:width="6.477cm" svg:height="2.286cm" svg:x="0.381cm" svg:y="4.191cm">
          <text:p text:style-name="P4"><text:span text:style-name="T3"><text:s/></text:span><text:span text:style-name="T3">Master Dookoo was shot by an archer and went to the hospital. Then he got pocked by a needle, and it gave him excellent powers. Then he died, unfortunately, because he was super old. Now he is a Master zombi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143cm" svg:height="0.508cm" svg:x="3.81cm" svg:y="0.381cm">
          <text:p text:style-name="P6"><text:span text:style-name="T4">Attack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43cm" svg:height="0.508cm" svg:x="6.096cm" svg:y="0.381cm">
          <text:p text:style-name="P6"><text:span text:style-name="T4">Rang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143cm" svg:height="0.508cm" svg:x="7.239cm" svg:y="0.381cm">
          <text:p text:style-name="P9"><text:span text:style-name="T4">Hit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.524cm" svg:height="0.508cm" svg:x="8.382cm" svg:y="0.381cm">
          <text:p text:style-name="P11"><text:span text:style-name="T4">Dmg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4.953cm" svg:y="0.381cm">
          <text:p text:style-name="P6"><text:span text:style-name="T4">Count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1.143cm" svg:height="0.508cm" svg:x="3.81cm" svg:y="0.889cm">
            <text:p text:style-name="P13">Arrow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6.096cm" svg:y="0.889cm">
            <text:p text:style-name="P13">3”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7.239cm" svg:y="0.889cm">
            <text:p text:style-name="P13">3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1.524cm" svg:height="0.508cm" svg:x="8.382cm" svg:y="0.889cm">
            <text:p text:style-name="P13">1d4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4.953cm" svg:y="0.889cm">
            <text:p text:style-name="P13">2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5" draw:layer="layout" svg:width="1.524cm" svg:height="0.508cm" svg:x="4.064cm" svg:y="2.032cm">
          <text:p text:style-name="P11"><text:span text:style-name="T5">Def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524cm" svg:height="0.508cm" svg:x="4.064cm" svg:y="2.54cm">
          <text:p text:style-name="P11"><text:span text:style-name="T5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1" draw:text-style-name="P7" draw:layer="layout" svg:width="1.524cm" svg:height="0.508cm" svg:x="3.81cm" svg:y="2.032cm">
                <text:p text:style-name="P6"><text:span text:style-name="T4">Defend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8" draw:layer="layout" svg:width="1.524cm" svg:height="0.508cm" svg:x="5.334cm" svg:y="2.032cm">
                <text:p text:style-name="P6"><text:span text:style-name="T4">Sav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2.54cm">
                <text:p text:style-name="P9"><text:span text:style-name="T3">Ranged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4" draw:layer="layout" svg:width="1.524cm" svg:height="0.508cm" svg:x="5.334cm" svg:y="2.54cm">
                <text:p text:style-name="P13">18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3.048cm">
                <text:p text:style-name="P9"><text:span text:style-name="T3">Mele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4" draw:layer="layout" svg:width="1.524cm" svg:height="0.508cm" svg:x="5.334cm" svg:y="3.048cm">
                <text:p text:style-name="P13">14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3.556cm">
                <text:p text:style-name="P9"><text:span text:style-name="T3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14" draw:layer="layout" svg:width="1.524cm" svg:height="0.508cm" svg:x="5.334cm" svg:y="3.556cm">
              <text:p text:style-name="P13">16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18" draw:layer="layout" svg:width="5.334cm" svg:height="4.445cm" svg:x="6.985cm" svg:y="2.032cm">
          <text:p text:style-name="P18"><text:span text:style-name="T4">Stealth Arrow:</text:span><text:span text:style-name="T3"><text:line-break/></text:span><text:span text:style-name="T3">Roll 12+1d20 to make arrow attack(s) immune from save. If failed, no attack this turn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143cm" svg:height="0.508cm" svg:x="11.176cm" svg:y="0.381cm">
          <text:p text:style-name="P11"><text:span text:style-name="T4">Speed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143cm" svg:height="0.508cm" svg:x="11.176cm" svg:y="0.889cm">
          <text:p text:style-name="P13">1d6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20" draw:layer="layout" svg:width="0.381cm" svg:height="0.381cm" svg:x="0.635cm" svg:y="6.604cm">
            <text:p text:style-name="P19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397cm" svg:y="6.604cm">
            <text:p text:style-name="P19"><text:span text:style-name="T6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778cm" svg:y="6.604cm">
            <text:p text:style-name="P19"><text:span text:style-name="T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2.159cm" svg:y="6.604cm">
            <text:p text:style-name="P19"><text:span text:style-name="T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2.54cm" svg:y="6.604cm">
            <text:p text:style-name="P19"><text:span text:style-name="T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2.921cm" svg:y="6.604cm">
            <text:p text:style-name="P19"><text:span text:style-name="T6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3.302cm" svg:y="6.604cm">
            <text:p text:style-name="P19"><text:span text:style-name="T6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3.683cm" svg:y="6.604cm">
            <text:p text:style-name="P19"><text:span text:style-name="T6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4.064cm" svg:y="6.604cm">
            <text:p text:style-name="P19"><text:span text:style-name="T6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4.445cm" svg:y="6.604cm">
            <text:p text:style-name="P19"><text:span text:style-name="T6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016cm" svg:y="6.604cm">
            <text:p text:style-name="P19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0.254cm" svg:y="6.604cm">
            <text:p text:style-name="P19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6T14:14:49.292000000</meta:creation-date>
    <meta:editing-duration>PT9M11S</meta:editing-duration>
    <meta:editing-cycles>2</meta:editing-cycles>
    <meta:generator>LibreOffice/6.4.2.2$Windows_X86_64 LibreOffice_project/4e471d8c02c9c90f512f7f9ead8875b57fcb1ec3</meta:generator>
    <dc:title>HeroTemplate</dc:title>
    <dc:date>2021-11-06T14:23:59.337000000</dc:date>
    <meta:document-statistic meta:object-count="43"/>
    <meta:template xlink:type="simple" xlink:actuate="onRequest" xlink:title="HeroTemplate" xlink:href="../../../../../AppData/Roaming/LibreOffice/4/user/template/HeroTemplate.otg" meta:date="2021-11-06T14:14:48.986000000"/>
  </office:meta>
</office:document-meta>
</file>